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1d50b" officeooo:paragraph-rsid="0022985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312db" officeooo:paragraph-rsid="0022985f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3b901" officeooo:paragraph-rsid="00263b6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84883" officeooo:paragraph-rsid="00263b6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263b6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4014e" officeooo:paragraph-rsid="0027c5f6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263b6c"/>
    </style:style>
    <style:style style:name="P9" style:family="paragraph" style:parent-style-name="Standard">
      <style:text-properties officeooo:paragraph-rsid="00268c0a"/>
    </style:style>
    <style:style style:name="P10" style:family="paragraph" style:parent-style-name="Standard">
      <style:text-properties officeooo:paragraph-rsid="0027c5f6"/>
    </style:style>
    <style:style style:name="T1" style:family="text">
      <style:text-properties officeooo:rsid="0022985f"/>
    </style:style>
    <style:style style:name="T2" style:family="text">
      <style:text-properties officeooo:rsid="00263b6c"/>
    </style:style>
    <style:style style:name="T3" style:family="text">
      <style:text-properties fo:language="zxx" fo:country="none" officeooo:rsid="00263b6c" style:language-asian="zxx" style:country-asian="none" style:language-complex="zxx" style:country-complex="none"/>
    </style:style>
    <style:style style:name="T4" style:family="text">
      <style:text-properties fo:language="zxx" fo:country="none" officeooo:rsid="00268c0a" style:language-asian="zxx" style:country-asian="none" style:language-complex="zxx" style:country-complex="none"/>
    </style:style>
    <style:style style:name="T5" style:family="text">
      <style:text-properties fo:language="zxx" fo:country="none" officeooo:rsid="0027c5f6" style:language-asian="zxx" style:country-asian="none" style:language-complex="zxx" style:country-complex="none"/>
    </style:style>
    <style:style style:name="T6" style:family="text">
      <style:text-properties fo:language="zxx" fo:country="none" officeooo:rsid="0024014e" style:language-asian="zxx" style:country-asian="none" style:language-complex="zxx" style:country-complex="none"/>
    </style:style>
    <style:style style:name="T7" style:family="text">
      <style:text-properties fo:language="zxx" fo:country="none" officeooo:rsid="0023b901" style:language-asian="zxx" style:country-asian="none" style:language-complex="zxx" style:country-complex="none"/>
    </style:style>
    <style:style style:name="T8" style:family="text">
      <style:text-properties fo:language="zxx" fo:country="none" officeooo:rsid="00284883" style:language-asian="zxx" style:country-asian="none" style:language-complex="zxx" style:country-complex="none"/>
    </style:style>
    <style:style style:name="T9" style:family="text">
      <style:text-properties fo:language="zxx" fo:country="none" fo:font-weight="bold" officeooo:rsid="00263b6c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bold" officeooo:rsid="00268c0a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fo:font-weight="bold" officeooo:rsid="0027c5f6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zxx" fo:country="none" fo:font-weight="bold" officeooo:rsid="0024014e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zxx" fo:country="none" fo:font-weight="bold" officeooo:rsid="0023b901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zxx" fo:country="none" fo:font-weight="bold" officeooo:rsid="00284883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</text:p>
      <text:p text:style-name="P2">Оппл в полной растерянности. Он идёт подальше от битвы в поле, но на горизонте битву можно видеть немного.</text:p>
      <text:p text:style-name="P3">Из ниоткуда появляется Тия <text:span text:style-name="T1">и Луна.</text:span></text:p>
      <text:p text:style-name="P3"/>
      <text:p text:style-name="P8"><text:span text:style-name="T9">Оппл</text:span><text:span text:style-name="T3">: </text:span>I didn't want a war!</text:p>
      <text:p text:style-name="P9"><text:span text:style-name="T10">Луна</text:span><text:span text:style-name="T4">: </text:span>That which comes from beyond always brings chaos in its wake.</text:p>
      <text:p text:style-name="P10"><text:span text:style-name="T11">Луна</text:span><text:span text:style-name="T5">: </text:span>Only those who hold their fate in their own hooves may still the storm.</text:p>
      <text:p text:style-name="P7">*Оппл достаёт Мел*</text:p>
      <text:p text:style-name="P10"><text:span text:style-name="T12">Луна</text:span><text:span text:style-name="T6">: </text:span>You know what must be done.</text:p>
      <text:p text:style-name="P1">*****</text:p>
      <text:p text:style-name="P4">У того самого периулка, что отображался в зеркале Оппл достаёт артефакт Мел:</text:p>
      <text:p text:style-name="P8"><text:span text:style-name="T13">Оппл</text:span><text:span text:style-name="T7">: </text:span>You said not to use magic, right?</text:p>
      <text:p text:style-name="P8"><text:span text:style-name="T14">Оппл</text:span><text:span text:style-name="T8">: </text:span>Fine</text:p>
      <text:p text:style-name="P5">*Оппл берёт в зубы мел и чертит на стене слово “NO”, на последнем штрихе <text:span text:style-name="T2">вздыхая</text:span>*</text:p>
      <text:p text:style-name="P6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0:54:45.063128036</dc:date>
    <meta:editing-duration>PT36M12S</meta:editing-duration>
    <meta:editing-cycles>19</meta:editing-cycles>
    <meta:document-statistic meta:table-count="0" meta:image-count="0" meta:object-count="0" meta:page-count="1" meta:paragraph-count="14" meta:word-count="107" meta:character-count="582" meta:non-whitespace-character-count="489"/>
  </office:meta>
</office:document-meta>
</file>